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UACHIPAT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ÑOZ ANTACHOQUE ROSA CATALI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UÑOZ ANTACHOQUE ROSA CATALI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8328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0T13:29:1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